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Avenir Next" svg:font-family="'Avenir Next'" style:font-family-generic="roman" style:font-pitch="variable"/>
    <style:font-face style:name="Calibri" svg:font-family="Calibri" style:font-family-generic="roman" style:font-pitch="variable"/>
    <style:font-face style:name="Century" svg:font-family="Century" style:font-family-generic="roman" style:font-pitch="variable"/>
    <style:font-face style:name="Tahoma" svg:font-family="Tahoma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P1" style:family="paragraph" style:parent-style-name="Standard">
      <style:text-properties fo:language="de" fo:country="CH"/>
    </style:style>
    <style:style style:name="P2" style:family="paragraph" style:parent-style-name="Standard">
      <style:text-properties officeooo:rsid="0018c648" officeooo:paragraph-rsid="0018c648"/>
    </style:style>
    <style:style style:name="P3" style:family="paragraph" style:parent-style-name="Standard">
      <style:text-properties officeooo:paragraph-rsid="001ab245"/>
    </style:style>
    <style:style style:name="P4" style:family="paragraph" style:parent-style-name="Standard">
      <style:text-properties officeooo:paragraph-rsid="0020d65c"/>
    </style:style>
    <style:style style:name="P5" style:family="paragraph" style:parent-style-name="Standard">
      <style:text-properties officeooo:rsid="0020f4f1" officeooo:paragraph-rsid="0020f4f1"/>
    </style:style>
    <style:style style:name="P6" style:family="paragraph" style:parent-style-name="Subheading">
      <style:text-properties officeooo:paragraph-rsid="001ab245"/>
    </style:style>
    <style:style style:name="P7" style:family="paragraph" style:parent-style-name="Subheading">
      <style:text-properties officeooo:paragraph-rsid="0020d65c"/>
    </style:style>
    <style:style style:name="P8" style:family="paragraph" style:parent-style-name="Subheading">
      <style:text-properties officeooo:paragraph-rsid="0020f4f1"/>
    </style:style>
    <style:style style:name="P9" style:family="paragraph">
      <loext:graphic-properties draw:fill="solid" draw:fill-color="#8c8872"/>
      <style:paragraph-properties fo:text-align="start"/>
      <style:text-properties fo:font-size="18pt"/>
    </style:style>
    <style:style style:name="P10" style:family="paragraph">
      <loext:graphic-properties draw:fill="solid" draw:fill-color="#2e6377"/>
      <style:paragraph-properties fo:text-align="start"/>
      <style:text-properties fo:font-size="18pt"/>
    </style:style>
    <style:style style:name="T1" style:family="text">
      <style:text-properties fo:language="de" fo:country="DE"/>
    </style:style>
    <style:style style:name="T2" style:family="text">
      <style:text-properties fo:language="de" fo:country="DE" officeooo:rsid="0015e37d"/>
    </style:style>
    <style:style style:name="T3" style:family="text">
      <style:text-properties fo:language="de" fo:country="DE" officeooo:rsid="001650aa"/>
    </style:style>
    <style:style style:name="T4" style:family="text">
      <style:text-properties fo:language="de" fo:country="CH"/>
    </style:style>
    <style:style style:name="T5" style:family="text">
      <style:text-properties fo:language="de" fo:country="CH" officeooo:rsid="0017b797"/>
    </style:style>
    <style:style style:name="T6" style:family="text">
      <style:text-properties fo:language="fr" fo:country="FR"/>
    </style:style>
    <style:style style:name="T7" style:family="text">
      <style:text-properties fo:language="fr" fo:country="FR" officeooo:rsid="001ab245"/>
    </style:style>
    <style:style style:name="T8" style:family="text">
      <style:text-properties fo:language="fr" fo:country="FR" officeooo:rsid="001b53dc"/>
    </style:style>
    <style:style style:name="T9" style:family="text">
      <style:text-properties fo:language="fr" fo:country="FR" officeooo:rsid="0021be98"/>
    </style:style>
    <style:style style:name="T10" style:family="text">
      <style:text-properties style:font-name="Trebuchet MS" fo:language="fr" fo:country="FR"/>
    </style:style>
    <style:style style:name="T11" style:family="text">
      <style:text-properties style:font-name="Trebuchet MS" fo:language="fr" fo:country="FR" officeooo:rsid="001ab245"/>
    </style:style>
    <style:style style:name="T12" style:family="text">
      <style:text-properties officeooo:rsid="0015e37d"/>
    </style:style>
    <style:style style:name="T13" style:family="text">
      <style:text-properties fo:text-transform="uppercase" fo:color="#8c8872" loext:opacity="100%" style:font-name="Avenir Next" fo:font-size="8pt" fo:language="fr" fo:country="FR" fo:font-weight="bold" officeooo:rsid="001ab245" style:font-name-asian="Arial Unicode MS" style:font-size-asian="8pt" style:font-weight-asian="bold" style:font-name-complex="Arial Unicode MS" style:font-size-complex="8pt" style:font-weight-complex="bold" loext:padding="0in" loext:border="none" loext:shadow="non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.028in" svg:stroke-linecap="butt" draw:fill="solid" draw:fill-color="#8c8872" draw:textarea-vertical-align="top" draw:auto-grow-height="false" fo:min-height="0.0772in" fo:min-width="0in" fo:padding-top="0.0492in" fo:padding-bottom="0.0492in" fo:padding-left="0.0984in" fo:padding-right="0.0984in" fo:wrap-option="wrap" fo:margin-left="0in" fo:margin-right="0.002in" fo:margin-top="0in" fo:margin-bottom="0.0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28in" svg:stroke-linecap="butt" draw:fill="solid" draw:fill-color="#2e6377" draw:textarea-vertical-align="top" draw:auto-grow-height="false" fo:min-height="0.0772in" fo:min-width="0in" fo:padding-top="0.0492in" fo:padding-bottom="0.0492in" fo:padding-left="0.0984in" fo:padding-right="0.0984in" fo:wrap-option="wrap" fo:margin-left="0in" fo:margin-right="0.002in" fo:margin-top="0in" fo:margin-bottom="0.0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custom-shape text:anchor-type="paragraph" draw:z-index="2" draw:name="Oval 4" draw:style-name="gr1" draw:text-style-name="P9" svg:width="0.248in" svg:height="0.248in" svg:x="-1.0134in" svg:y="-0.002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" draw:name="Oval 3" draw:style-name="gr2" draw:text-style-name="P10" svg:width="0.248in" svg:height="0.248in" svg:x="-0.7055in" svg:y="-0.002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0" draw:name="Oval 2" draw:style-name="gr1" draw:text-style-name="P9" svg:width="0.248in" svg:height="0.248in" svg:x="-0.398in" svg:y="-0.002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pan text:style-name="T12">[NAME]</text:span></text:p>
      <text:p text:style-name="Body_20_no_20_spacing"><text:span text:style-name="T2">[STREET]</text:span><text:span text:style-name="T1">, </text:span><text:span text:style-name="T2">[PLZ_WITH_LOCATION]</text:span></text:p>
      <text:p text:style-name="Body_20_no_20_spacing"><text:span text:style-name="T1">Telefon : </text:span><text:span text:style-name="T3">[PHONE]</text:span></text:p>
      <text:p text:style-name="Body_20_no_20_spacing"><text:span text:style-name="T5">e-M</text:span><text:span text:style-name="T4">ail : </text:span><text:span text:style-name="T5">[EMAIL]</text:span></text:p>
      <text:p text:style-name="P1"/>
      <text:h text:style-name="Heading_20_1" text:outline-level="1"><text:span text:style-name="T4">Zusammenfassung</text:span></text:h>
      <text:p text:style-name="P2"><text:span text:style-name="T1">[SHORT_DESCRIPTION]</text:span></text:p>
      <text:h text:style-name="Heading_20_1" text:outline-level="1"><text:span text:style-name="T6">Beruflicher Werdegang</text:span></text:h>
      <text:section text:style-name="Sect1" text:name="experience-section">
        <text:h text:style-name="P6" text:outline-level="2"><text:span text:style-name="T7">[CV_UNIT_NAME]</text:span><text:span text:style-name="T6">, </text:span><text:span text:style-name="T7">[CV_UNIT_COMPANY]</text:span><text:span text:style-name="T6"> / </text:span><text:span text:style-name="T7">[CV_UNIT_LOCATION]</text:span><text:span text:style-name="T6"> / </text:span><text:span text:style-name="T13">[CV_UNIT_START_DATE_YEAR] - [CV_UNIT_END_DATE_YEAR]</text:span></text:h>
        <text:p text:style-name="P3"><text:span text:style-name="T8">[CV_UNIT_CONTENT]</text:span></text:p>
      </text:section>
      <text:h text:style-name="Heading_20_1" text:outline-level="1"><text:span text:style-name="T6">Ausbildung</text:span></text:h>
      <text:section text:style-name="Sect1" text:name="education-section">
        <text:h text:style-name="P7" text:outline-level="2"><text:span text:style-name="T7">[CV_UNIT_NAME]</text:span><text:span text:style-name="T6">, </text:span><text:span text:style-name="T7">[CV_UNIT_COMPANY]</text:span><text:span text:style-name="T6"> / </text:span><text:span text:style-name="T7">[CV_UNIT_LOCATION]</text:span><text:span text:style-name="T6"> / </text:span><text:span text:style-name="T13">[CV_UNIT_START_DATE_YEAR] - [CV_UNIT_END_DATE_YEAR]</text:span></text:h>
        <text:p text:style-name="P4"><text:span text:style-name="T8">[CV_UNIT_CONTENT]</text:span></text:p>
      </text:section>
      <text:h text:style-name="Heading_20_1" text:outline-level="1"><text:span text:style-name="T6">Fähigkeiten</text:span></text:h>
      <text:section text:style-name="Sect1" text:name="skills-section">
        <text:h text:style-name="P8" text:outline-level="2"><text:span text:style-name="T7">[CV_UNIT_NAME]</text:span></text:h>
        <text:p text:style-name="P5"><text:span text:style-name="T9">[CV_UNIT_CONTENT]</text:span></text:p>
      </text:section>
      <text:h text:style-name="Heading_20_1" text:outline-level="1"><text:span text:style-name="T1">Referenzen</text:span></text:h>
      <text:h text:style-name="Subheading" text:outline-level="2">JOHN DOE, MARKETINGMANAGER / fisher und sons</text:h>
      <text:p text:style-name="Standard"><text:span text:style-name="T1">Suspendisse egestas rutrum nisl vel mattis</text:span></text:p>
      <text:h text:style-name="Subheading" text:outline-level="2">margaret johnson, Verkaufsleiter / lloyds</text:h>
      <text:p text:style-name="Standard"><text:span text:style-name="T1">Suspendisse egestas rutrum nisl vel mattis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Avenir Next" svg:font-family="'Avenir Next'" style:font-family-generic="roman" style:font-pitch="variable"/>
    <style:font-face style:name="Calibri" svg:font-family="Calibri" style:font-family-generic="roman" style:font-pitch="variable"/>
    <style:font-face style:name="Century" svg:font-family="Century" style:font-family-generic="roman" style:font-pitch="variable"/>
    <style:font-face style:name="Tahoma" svg:font-family="Tahoma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945in" style:contextual-spacing="false" fo:line-height="100%" fo:text-align="start" style:justify-single-word="false" fo:orphans="2" fo:widows="2" fo:padding="0in" fo:border="none" style:shadow="none" style:writing-mode="lr-tb"/>
      <style:text-properties fo:color="#000000" loext:opacity="100%" style:font-name="Avenir Next" fo:font-family="'Avenir Next'" style:font-family-generic="roman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 loext:padding="0in" loext:border="none" loext:shadow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in" style:contextual-spacing="false" fo:line-height="120%">
        <style:tab-stops>
          <style:tab-stop style:position="0.6945in"/>
        </style:tab-stops>
      </style:paragraph-properties>
      <style:text-properties fo:color="#2e6377" loext:opacity="100%" style:font-name="Century" fo:font-family="Century" style:font-family-generic="roman" style:font-pitch="variable" fo:font-size="14pt" style:font-size-asian="14pt" style:font-size-complex="14pt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 fo:padding="0in" fo:border="none" style:shadow="none"/>
      <style:text-properties fo:color="#2e6377" loext:opacity="100%" style:font-name="Century" fo:font-family="Century" style:font-family-generic="roman" style:font-pitch="variable" fo:font-size="14pt" fo:letter-spacing="0.0035in" fo:language="de" fo:country="DE" fo:font-weight="bold" style:letter-kerning="true" style:font-name-asian="ＭＳ ゴシック" style:font-family-asian="'ＭＳ ゴシック'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4pt" loext:padding="0in" loext:border="none" loext:shadow="none"/>
    </style:style>
    <style:style style:name="Subheading" style:family="paragraph" style:next-style-name="Standard" style:default-outline-level="2" style:list-style-name="">
      <style:paragraph-properties fo:margin-top="0in" fo:margin-bottom="0in" style:contextual-spacing="false" fo:line-height="120%" fo:text-align="start" style:justify-single-word="false" fo:orphans="2" fo:widows="2" fo:padding="0in" fo:border="none" style:shadow="none" style:writing-mode="lr-tb"/>
      <style:text-properties fo:text-transform="uppercase" fo:color="#8c8872" loext:opacity="100%" style:font-name="Avenir Next" fo:font-family="'Avenir Next'" style:font-family-generic="roman" style:font-pitch="variable" fo:font-size="8pt" fo:language="de" fo:country="DE" fo:font-weight="bold" style:font-name-asian="Arial Unicode MS" style:font-family-asian="'Arial Unicode MS'" style:font-family-generic-asian="system" style:font-pitch-asian="variable" style:font-size-asian="8pt" style:font-weight-asian="bold" style:font-name-complex="Arial Unicode MS" style:font-family-complex="'Arial Unicode MS'" style:font-family-generic-complex="system" style:font-pitch-complex="variable" style:font-size-complex="8pt" style:font-weight-complex="bold" loext:padding="0in" loext:border="none" loext:shadow="none"/>
    </style:style>
    <style:style style:name="Contact_20_Information" style:display-name="Contact Information" style:family="paragraph" style:default-outline-level="">
      <style:paragraph-properties fo:margin-top="0in" fo:margin-bottom="0in" style:contextual-spacing="false" fo:line-height="100%" fo:text-align="start" style:justify-single-word="false" fo:orphans="2" fo:widows="2" fo:padding="0in" fo:border="none" style:shadow="none" style:writing-mode="lr-tb">
        <style:tab-stops>
          <style:tab-stop style:position="0.278in"/>
        </style:tab-stops>
      </style:paragraph-properties>
      <style:text-properties fo:color="#000000" loext:opacity="100%" style:font-name="Avenir Next" fo:font-family="'Avenir Next'" style:font-family-generic="roman" style:font-pitch="variable" fo:font-size="8pt" style:font-name-asian="Arial Unicode MS" style:font-family-asian="'Arial Unicode MS'" style:font-family-generic-asian="system" style:font-pitch-asian="variable" style:font-size-asian="8pt" style:font-name-complex="Arial Unicode MS" style:font-family-complex="'Arial Unicode MS'" style:font-family-generic-complex="system" style:font-pitch-complex="variable" style:font-size-complex="8pt" loext:padding="0in" loext:border="none" loext:shadow="none"/>
    </style:style>
    <style:style style:name="Body_20_no_20_spacing" style:display-name="Body no spacing" style:family="paragraph" style:parent-style-name="Standard" style:default-outline-level="">
      <style:paragraph-properties fo:margin-top="0in" fo:margin-bottom="0in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Default_20_Paragraph_20_Font" style:display-name="Default Paragraph Font" style:family="text"/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itel_20_Zchn" style:display-name="Titel Zchn" style:family="text" style:parent-style-name="Default_20_Paragraph_20_Font">
      <style:text-properties fo:color="#2e6377" loext:opacity="100%" style:font-name="Century" fo:font-family="Century" style:font-family-generic="roman" style:font-pitch="variable" fo:font-size="14pt" fo:letter-spacing="0.0035in" fo:language="de" fo:country="DE" fo:font-weight="bold" style:letter-kerning="true" style:font-name-asian="ＭＳ ゴシック" style:font-family-asian="'ＭＳ ゴシック'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4pt"/>
    </style:style>
    <style:style style:name="Kopfzeile_20_Zchn" style:display-name="Kopfzeile Zchn" style:family="text" style:parent-style-name="Default_20_Paragraph_20_Font">
      <style:text-properties fo:color="#000000" loext:opacity="100%" style:font-name="Avenir Next" fo:font-family="'Avenir Next'" style:font-family-generic="roman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 loext:padding="0in" loext:border="none" loext:shadow="none"/>
    </style:style>
    <style:style style:name="Fußzeile_20_Zchn" style:display-name="Fußzeile Zchn" style:family="text" style:parent-style-name="Default_20_Paragraph_20_Font">
      <style:text-properties fo:color="#000000" loext:opacity="100%" style:font-name="Avenir Next" fo:font-family="'Avenir Next'" style:font-family-generic="roman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 loext:padding="0in" loext:border="none" loext:shadow="none"/>
    </style:style>
    <style:style style:name="hps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color="#2e6377" loext:opacity="100%" style:font-name="Century" fo:font-family="Century" style:font-family-generic="roman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 loext:padding="0in" loext:border="none" loext:shadow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8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benslaufgestalten.de</meta:initial-creator>
    <meta:editing-cycles>15</meta:editing-cycles>
    <meta:creation-date>2019-05-18T18:01:00</meta:creation-date>
    <dc:date>2021-07-31T12:20:55.224078894</dc:date>
    <meta:editing-duration>PT7M56S</meta:editing-duration>
    <meta:generator>LibreOffice/7.1.4.2$Linux_X86_64 LibreOffice_project/10$Build-2</meta:generator>
    <meta:document-statistic meta:table-count="0" meta:image-count="0" meta:object-count="0" meta:page-count="1" meta:paragraph-count="20" meta:word-count="60" meta:character-count="604" meta:non-whitespace-character-count="564"/>
    <meta:user-defined meta:name="AppVersion">16.0000</meta:user-defined>
    <meta:user-defined meta:name="ComplianceAssetId"/>
    <meta:user-defined meta:name="ContentTypeId">0x0101009D08AAEF06658447A6BEE6C57A1EDD48</meta:user-defined>
    <meta:user-defined meta:name="Order" meta:value-type="float">6079300</meta:user-defined>
    <meta:user-defined meta:name="TemplateUrl" meta:value-type="string"/>
    <meta:user-defined meta:name="xd_ProgID" meta:value-type="string"/>
    <meta:user-defined meta:name="xd_Signature" meta:value-type="boolean">false</meta:user-defined>
    <meta:template xlink:type="simple" xlink:actuate="onRequest" xlink:title="Normal" xlink:href=""/>
  </office:meta>
</office:document-meta>
</file>